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 style:shadow="none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C" style:family="table-column">
      <style:table-column-properties style:column-width="3.149cm" style:rel-column-width="10859*"/>
    </style:style>
    <style:style style:name="Tabella3.D" style:family="table-column">
      <style:table-column-properties style:column-width="8.784cm" style:rel-column-width="30297*"/>
    </style:style>
    <style:style style:name="Tabella3.E" style:family="table-column">
      <style:table-column-properties style:column-width="1.409cm" style:rel-column-width="4863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min-row-height="0.487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min-row-height="1.311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677cm"/>
    </style:style>
    <style:style style:name="Tabella3.A7" style:family="table-cell">
      <style:table-cell-properties fo:background-color="transparent" fo:padding="0.097cm" fo:border="none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491cm" style:rel-column-width="1979*"/>
    </style:style>
    <style:style style:name="Tabella1.B" style:family="table-column">
      <style:table-column-properties style:column-width="12.12cm" style:rel-column-width="6871*"/>
    </style:style>
    <style:style style:name="Tabella1.C" style:family="table-column">
      <style:table-column-properties style:column-width="1.402cm" style:rel-column-width="795*"/>
    </style:style>
    <style:style style:name="Tabella1.D" style:family="table-column">
      <style:table-column-properties style:column-width="1.988cm" style:rel-column-width="1127*"/>
    </style:style>
    <style:style style:name="Tabella1.1" style:family="table-row">
      <style:table-row-properties style:min-row-height="1.002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9" style:family="table-row">
      <style:table-row-properties style:min-row-height="0.6cm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4" style:family="table-row">
      <style:table-row-properties style:min-row-height="0.161cm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/>
    </style:style>
    <style:style style:name="Tabella2.A" style:family="table-column">
      <style:table-column-properties style:column-width="3.413cm"/>
    </style:style>
    <style:style style:name="Tabella2.B" style:family="table-column">
      <style:table-column-properties style:column-width="3.182cm"/>
    </style:style>
    <style:style style:name="Tabella2.C" style:family="table-column">
      <style:table-column-properties style:column-width="0.998cm"/>
    </style:style>
    <style:style style:name="Tabella2.D" style:family="table-column">
      <style:table-column-properties style:column-width="1.799cm"/>
    </style:style>
    <style:style style:name="Tabella2.E" style:family="table-column">
      <style:table-column-properties style:column-width="4.207cm"/>
    </style:style>
    <style:style style:name="Tabella2.F" style:family="table-column">
      <style:table-column-properties style:column-width="5.398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F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F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905cm"/>
    </style:style>
    <style:style style:name="Tabella2.A4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2.5" style:family="table-row">
      <style:table-row-properties style:row-height="0.487cm"/>
    </style:style>
    <style:style style:name="Tabella2.C5" style:family="table-cell">
      <style:table-cell-properties fo:background-color="transparent" fo:padding="0.097cm" fo:border="none">
        <style:background-image/>
      </style:table-cell-properties>
    </style:style>
    <style:style style:name="Tabella2.6" style:family="table-row">
      <style:table-row-properties style:row-height="0.534cm"/>
    </style:style>
    <style:style style:name="Tabella2.7" style:family="table-row">
      <style:table-row-properties style:row-height="0.561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bold" officeooo:paragraph-rsid="006dbc4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3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1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P19" style:family="paragraph" style:parent-style-name="Frame_20_contents">
      <style:paragraph-properties fo:text-align="start" style:justify-single-word="false"/>
    </style:style>
    <style:style style:name="P2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Arial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Arial" fo:font-size="8pt" fo:font-style="normal" style:text-underline-style="none" fo:font-weight="normal" officeooo:rsid="000fe5cf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0c585e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rsid="0002ba08" officeooo:paragraph-rsid="00ab6a0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bold" officeooo:rsid="00ed9111" officeooo:paragraph-rsid="00ee54c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0d93ef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2ba08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f6f81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7" style:family="paragraph" style:parent-style-name="Standard">
      <style:text-properties style:font-name="Arial"/>
    </style:style>
    <style:style style:name="P38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officeooo:paragraph-rsid="00de721f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9bd5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bold" officeooo:rsid="007ccb36" officeooo:paragraph-rsid="007ccb3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4.34999990463257pt" style:font-style-asian="normal" style:font-weight-asian="bold" style:font-name-complex="Tahoma" style:font-size-complex="5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81c954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7pt" fo:font-style="normal" style:text-underline-style="none" fo:font-weight="normal" officeooo:rsid="0002ba08" officeooo:paragraph-rsid="0099ce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7pt" fo:font-style="normal" style:text-underline-style="none" fo:font-weight="normal" officeooo:rsid="0002ba08" officeooo:paragraph-rsid="0094ca0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1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2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3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6pt" fo:font-style="normal" style:text-underline-style="none" fo:font-weight="bold" officeooo:paragraph-rsid="00ee54c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4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5pt" fo:font-style="normal" style:text-underline-style="none" fo:font-weight="bold" officeooo:rsid="00738a85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5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5pt" fo:font-style="normal" style:text-underline-style="none" fo:font-weight="bold" officeooo:rsid="00038142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6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7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8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9" style:family="paragraph" style:parent-style-name="Text_20_body">
      <style:text-properties style:font-name="Ubuntu Light" fo:font-size="6pt" style:font-size-asian="5.25pt" style:font-size-complex="6pt"/>
    </style:style>
    <style:style style:name="P70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bold" officeooo:paragraph-rsid="00ee54c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1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2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fd844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vertical-align="middle"/>
      <style:text-properties style:use-window-font-color="true" style:font-name="Arial" fo:font-size="5pt" fo:font-style="normal" style:text-underline-style="none" fo:font-weight="bold" officeooo:rsid="00038142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4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5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76" style:family="paragraph" style:parent-style-name="Table_20_Contents">
      <style:paragraph-properties fo:text-align="start" style:justify-single-word="false"/>
      <style:text-properties style:font-name="Arial" fo:font-size="8pt" officeooo:paragraph-rsid="00fcb455" style:font-size-asian="8pt" style:font-size-complex="8pt"/>
    </style:style>
    <style:style style:name="P77" style:family="paragraph" style:parent-style-name="Table_20_Contents">
      <style:text-properties style:font-name="Arial" fo:font-size="2pt" style:font-size-asian="1.75pt" style:font-size-complex="2pt"/>
    </style:style>
    <style:style style:name="P78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style:font-name="Arial"/>
    </style:style>
    <style:style style:name="P80" style:family="paragraph" style:parent-style-name="Table_20_Contents">
      <style:paragraph-properties fo:text-align="start" style:justify-single-word="false"/>
      <style:text-properties style:use-window-font-color="true" style:font-name="Arial" fo:font-size="9pt" fo:font-style="normal" style:text-underline-style="none" fo:font-weight="bold" officeooo:rsid="00108f30" officeooo:paragraph-rsid="00108f3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6dbc43" style:font-size-asian="9pt" style:font-size-complex="9pt"/>
    </style:style>
    <style:style style:name="T6" style:family="text">
      <style:text-properties style:text-underline-style="none"/>
    </style:style>
    <style:style style:name="T7" style:family="text">
      <style:text-properties fo:color="#000000" style:text-underline-style="none"/>
    </style:style>
    <style:style style:name="T8" style:family="text">
      <style:text-properties officeooo:rsid="006fb9aa"/>
    </style:style>
    <style:style style:name="T9" style:family="text">
      <style:text-properties officeooo:rsid="00738a85"/>
    </style:style>
    <style:style style:name="T10" style:family="text">
      <style:text-properties officeooo:rsid="007aacdc"/>
    </style:style>
    <style:style style:name="T11" style:family="text">
      <style:text-properties officeooo:rsid="000fe5cf"/>
    </style:style>
    <style:style style:name="T12" style:family="text">
      <style:text-properties officeooo:rsid="009ed5f6"/>
    </style:style>
    <style:style style:name="T13" style:family="text">
      <style:text-properties officeooo:rsid="00e05a44"/>
    </style:style>
    <style:style style:name="T14" style:family="text">
      <style:text-properties fo:font-size="8pt" style:text-underline-style="none" style:font-size-asian="8pt" style:font-size-complex="8pt"/>
    </style:style>
    <style:style style:name="T15" style:family="text">
      <style:text-properties fo:font-size="7pt" officeooo:rsid="015c3c06" style:font-size-asian="7pt" style:font-size-complex="7pt"/>
    </style:style>
    <style:style style:name="T16" style:family="text">
      <style:text-properties officeooo:rsid="00fd8441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10">CLIENTE / CUSTOMER</text:p>
          </table:table-cell>
          <table:table-cell table:style-name="Tabella3.B1" office:value-type="string">
            <text:p text:style-name="P10">PARTITA IVA / VAT N.</text:p>
          </table:table-cell>
          <table:table-cell table:style-name="Tabella3.B1" office:value-type="string">
            <text:p text:style-name="P10">DOCUMENTO / DOCUMENT</text:p>
          </table:table-cell>
          <table:table-cell table:style-name="Tabella3.D1" table:number-rows-spanned="3" table:number-columns-spanned="2" office:value-type="string">
            <text:p text:style-name="P33"><text:span text:style-name="T8">SPETT.LE</text:span> / MESSRS</text:p>
            <text:p text:style-name="P78"><text:placeholder text:placeholder-type="text">&lt;o.partner_id.name&gt;</text:placeholder></text:p>
            <text:p text:style-name="P79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1"><text:placeholder text:placeholder-type="text">&lt;o.partner_id.sql_customer_code&gt;</text:placeholder></text:p>
          </table:table-cell>
          <table:table-cell table:style-name="Tabella3.B2" office:value-type="string">
            <text:p text:style-name="P32"><text:span text:style-name="T6"><text:s/></text:span><text:span text:style-name="T14"><text:placeholder text:placeholder-type="text">&lt;o.partner_id.vat or ''&gt;</text:placeholder></text:span></text:p>
          </table:table-cell>
          <table:table-cell table:style-name="Tabella3.C5" office:value-type="string">
            <text:p text:style-name="P24"><text:placeholder text:placeholder-type="text">&lt;o.transportation_reason_id.ddt_description or "DDT"&gt;</text:placeholder></text:p>
          </table:table-cell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11">CONDIZIONI DI PAGAMENTO / PAYMENT TERMS</text:p>
          </table:table-cell>
          <table:covered-table-cell/>
          <table:table-cell table:style-name="Tabella3.C5" office:value-type="string">
            <text:p text:style-name="P12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9"><text:placeholder text:placeholder-type="text">&lt;o.payment_term_id.name if o.payment_term_id else ''&gt;</text:placeholder></text:p>
          </table:table-cell>
          <table:covered-table-cell/>
          <table:table-cell table:style-name="Tabella3.C5" office:value-type="string">
            <text:p text:style-name="P66"><text:placeholder text:placeholder-type="text">&lt;o.name[4:]&gt;</text:placeholder></text:p>
          </table:table-cell>
          <table:table-cell table:style-name="Tabella3.D4" office:value-type="string">
            <text:p text:style-name="P34"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text:span text:style-name="T7"> </text:span><text:span text:style-name="T7"><text:placeholder text:placeholder-type="text">&lt;o.partner_id.country_id.name&gt;</text:placeholder></text:span></text:p>
          </table:table-cell>
          <table:table-cell table:style-name="Tabella3.E4" office:value-type="string">
            <text:p text:style-name="P35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82">APPOGGIO BANCARIO / BANK DETAILS</text:p>
          </table:table-cell>
          <table:covered-table-cell/>
          <table:table-cell table:style-name="Tabella3.C5" office:value-type="string">
            <text:p text:style-name="P12">DATA / DATE</text:p>
          </table:table-cell>
          <table:table-cell table:style-name="Tabella3.D5" table:number-rows-spanned="2" table:number-columns-spanned="2" office:value-type="string">
            <text:p text:style-name="P47">DESTINATARIO / <text:span text:style-name="T12">CONSIGNEE</text:span></text:p>
            <text:p text:style-name="P25"><text:placeholder text:placeholder-type="text">&lt;o.destination_partner_id.name&gt;</text:placeholder></text:p>
            <text:p text:style-name="P30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table:number-columns-spanned="2" office:value-type="string">
            <text:p text:style-name="P67"><text:placeholder text:placeholder-type="text">&lt;'%s' %(o.used_bank_id.bank_name) if o.used_bank_id else ''&gt;</text:placeholder></text:p>
            <text:p text:style-name="P68"><text:placeholder text:placeholder-type="text">&lt;'Vs IBAN: %s %s %s %s %s %s' %(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3.C6" office:value-type="string">
            <text:p text:style-name="P57"><text:placeholder text:placeholder-type="text">&lt;formatLang(o.date, date=True) if o.date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37"/>
          </table:table-cell>
          <table:covered-table-cell/>
          <table:table-cell table:style-name="Tabella3.C7" office:value-type="string">
            <text:p text:style-name="P37"/>
          </table:table-cell>
          <table:table-cell table:style-name="Tabella3.D4" office:value-type="string">
            <text:p text:style-name="P23"><text:placeholder text:placeholder-type="text">&lt;o.destination_partner_id.zip&gt;</text:placeholder> <text:s/><text:placeholder text:placeholder-type="text">&lt;o.destination_partner_id.city&gt;</text:placeholder></text:p>
          </table:table-cell>
          <table:table-cell table:style-name="Tabella3.E4" office:value-type="string">
            <text:p text:style-name="P23"><text:placeholder text:placeholder-type="text">&lt;o.destination_partner_id.state_id.code&gt;</text:placeholder></text:p>
          </table:table-cell>
        </table:table-row>
      </table:table>
      <text:p text:style-name="P69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 table:style-name="Tabella1.1">
            <table:table-cell table:style-name="Tabella1.A1" office:value-type="string">
              <text:p text:style-name="P52">COD<text:span text:style-name="T9">ICE</text:span> ART<text:span text:style-name="T9">ICOLO </text:span></text:p>
              <text:p text:style-name="P64">ITEM</text:p>
            </table:table-cell>
            <table:table-cell table:style-name="Tabella1.A1" office:value-type="string">
              <text:p text:style-name="P71">DESCRIZIONE ARTICOLO <text:s/>/ <text:span text:style-name="T16">COLORE</text:span></text:p>
              <text:p text:style-name="P73"><text:span text:style-name="T9">ITEM</text:span> DESCRIPTION / <text:span text:style-name="T16">COLOR</text:span></text:p>
            </table:table-cell>
            <table:table-cell table:style-name="Tabella1.A1" office:value-type="string">
              <text:p text:style-name="P53">U.M.</text:p>
            </table:table-cell>
            <table:table-cell table:style-name="Tabella1.D1" office:value-type="string">
              <text:p text:style-name="P52">Q.TA'</text:p>
              <text:p text:style-name="P65">Q.TY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28"><text:placeholder text:placeholder-type="text">&lt;for each="p in o.picking_ids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63"/>
          </table:table-cell>
          <table:table-cell table:style-name="Tabella1.B3" office:value-type="string">
            <text:p text:style-name="P70"><text:placeholder text:placeholder-type="text">&lt;'Rif. ns Ordine n. %s' %(p.origin) if p.origin else ''&gt;</text:placeholder></text:p>
          </table:table-cell>
          <table:table-cell table:style-name="Tabella1.C3" table:number-columns-spanned="2" office:value-type="string">
            <text:p text:style-name="P63"/>
          </table:table-cell>
          <table:covered-table-cell/>
        </table:table-row>
        <table:table-row>
          <table:table-cell table:style-name="Tabella1.A4" table:number-columns-spanned="4" office:value-type="string">
            <text:p text:style-name="P28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7" table:number-columns-spanned="4" office:value-type="string">
            <text:p text:style-name="P27"><text:placeholder text:placeholder-type="text">&lt;if test='o.text_note_pre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6" table:number-columns-spanned="4" office:value-type="string">
            <text:p text:style-name="P26"><text:placeholder text:placeholder-type="text">&lt;o.text_note_pr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7" table:number-columns-spanned="4" office:value-type="string">
            <text:p text:style-name="P27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8" table:number-columns-spanned="4" office:value-type="string">
            <text:p text:style-name="P62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</table:table-row>
        <table:table-row table:style-name="Tabella1.9">
          <table:table-cell table:style-name="Tabella1.A9" office:value-type="string">
            <text:p text:style-name="P56"><text:placeholder text:placeholder-type="text">&lt;l.product_id.default_code or ''&gt;</text:placeholder></text:p>
          </table:table-cell>
          <table:table-cell table:style-name="Tabella1.B9" office:value-type="string">
            <text:p text:style-name="P72"><text:placeholder text:placeholder-type="text">&lt;"%s" % l.text_note_pre.strip() if l.text_note_pre else ''&gt;</text:placeholder><text:placeholder text:placeholder-type="text">&lt;l.product_id.name or ''&gt;</text:placeholder><text:placeholder text:placeholder-type="text">&lt;"\n%s" % l.text_note_post.strip() if l.text_note_post else ''&gt;</text:placeholder><text:placeholder text:placeholder-type="text">&lt;("\n%s" % l.product_id.colour.strip()) if l.product_id.colour else  ''&gt;</text:placeholder></text:p>
          </table:table-cell>
          <table:table-cell table:style-name="Tabella1.C9" office:value-type="string">
            <text:p text:style-name="P55"><text:s/><text:placeholder text:placeholder-type="text">&lt;l.product_uom.name&gt;</text:placeholder></text:p>
          </table:table-cell>
          <table:table-cell table:style-name="Tabella1.D9" office:value-type="string">
            <text:p text:style-name="P74"><text:s/><text:placeholder text:placeholder-type="text">&lt;formatLang(l.product_uom_qty, digits=get_digits(dp='Account'))&gt;</text:placeholder></text:p>
          </table:table-cell>
        </table:table-row>
        <table:table-row>
          <table:table-cell table:style-name="Tabella1.A10" table:number-columns-spanned="4" office:value-type="string">
            <text:p text:style-name="P58"><text:text-input text:description="&lt;/for&gt;">ends for loop line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11" table:number-columns-spanned="4" office:value-type="string">
            <text:p text:style-name="P27"><text:placeholder text:placeholder-type="text">&lt;if test='o.text_note_post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2" table:number-columns-spanned="4" office:value-type="string">
            <text:p text:style-name="P26"><text:placeholder text:placeholder-type="text">&lt;o.text_note_post.strip(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3" table:number-columns-spanned="4" office:value-type="string">
            <text:p text:style-name="P27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ella1.14">
          <table:table-cell table:style-name="Tabella1.A14" table:number-columns-spanned="4" office:value-type="string">
            <text:p text:style-name="P77"/>
          </table:table-cell>
          <table:covered-table-cell/>
          <table:covered-table-cell/>
          <table:covered-table-cell/>
        </table:table-row>
        <table:table-row>
          <table:table-cell table:style-name="Tabella1.A15" table:number-columns-spanned="4" office:value-type="string">
            <text:p text:style-name="P61">NOTE / <text:span text:style-name="T10">NOTES</text:span></text:p>
            <text:p text:style-name="P54"><text:placeholder text:placeholder-type="text">&lt;o.note or ''&gt;</text:placeholder></text:p>
          </table:table-cell>
          <table:covered-table-cell/>
          <table:covered-table-cell/>
          <table:covered-table-cell/>
        </table:table-row>
      </table:table>
      <text:p text:style-name="P38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table:number-columns-spanned="3" office:value-type="string">
            <text:p text:style-name="P81">TELEFONO / PHONE</text:p>
          </table:table-cell>
          <table:covered-table-cell/>
          <table:covered-table-cell/>
          <table:table-cell table:style-name="Tabella2.A1" office:value-type="string">
            <text:p text:style-name="P81">N. COLLI / COLLS</text:p>
          </table:table-cell>
          <table:table-cell table:style-name="Tabella2.A1" office:value-type="string">
            <text:p text:style-name="P51">PORTO / PORT</text:p>
          </table:table-cell>
          <table:table-cell table:style-name="Tabella2.F1" office:value-type="string">
            <text:p text:style-name="P81">CAUSALE TRASPORTO / REASON OF TRANSPORT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80"/>
          </table:table-cell>
          <table:covered-table-cell/>
          <table:covered-table-cell/>
          <table:table-cell table:style-name="Tabella2.A2" office:value-type="string">
            <text:p text:style-name="P43"><text:placeholder text:placeholder-type="text">&lt;o.parcels&gt;</text:placeholder></text:p>
          </table:table-cell>
          <table:table-cell table:style-name="Tabella2.A2" office:value-type="string">
            <text:p text:style-name="P40"><text:placeholder text:placeholder-type="text">&lt;o.carriage_condition_id.name&gt;</text:placeholder></text:p>
          </table:table-cell>
          <table:table-cell table:style-name="Tabella2.F2" office:value-type="string">
            <text:p text:style-name="P41"><text:placeholder text:placeholder-type="text">&lt;o.transportation_reason_id.name&gt;</text:placeholder>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50">INCARICATO DEL TRASPORTO / TRANSPORT BY</text:p>
          </table:table-cell>
          <table:covered-table-cell/>
          <table:covered-table-cell/>
          <table:table-cell table:style-name="Tabella2.A2" table:number-columns-spanned="2" office:value-type="string">
            <text:p text:style-name="P51">FIRMA CONDUCENTE / CARRIER<text:span text:style-name="T13">'</text:span>S SIGNATURE</text:p>
          </table:table-cell>
          <table:covered-table-cell/>
          <table:table-cell table:style-name="Tabella2.F2" office:value-type="string">
            <text:p text:style-name="P51">FIRMA DESTINATARIO / CONSIGNEE'S SIGNATURE</text:p>
          </table:table-cell>
        </table:table-row>
        <text:soft-page-break/>
        <table:table-row table:style-name="Tabella2.4">
          <table:table-cell table:style-name="Tabella2.A4" table:number-columns-spanned="3" office:value-type="string">
            <text:p text:style-name="P76"><text:span text:style-name="T15">MEZZO: </text:span><text:span text:style-name="T3"><text:placeholder text:placeholder-type="text">&lt;o.transportation_method_id.name or ''&gt;</text:placeholder></text:span></text:p>
            <text:p text:style-name="P75"><text:placeholder text:placeholder-type="text">&lt;"VETTORE: %s" %(o.default_carrier_id.name) if o.default_carrier_id else ''&gt;</text:placeholder></text:p>
            <text:p text:style-name="P75"><text:placeholder text:placeholder-type="text">&lt;o.default_carrier_id.partner_id.street&gt;</text:placeholder></text:p>
          </table:table-cell>
          <table:covered-table-cell/>
          <table:covered-table-cell/>
          <table:table-cell table:style-name="Tabella2.F2" table:number-rows-spanned="2" table:number-columns-spanned="2" office:value-type="string">
            <text:p text:style-name="P45"/>
          </table:table-cell>
          <table:covered-table-cell/>
          <table:table-cell table:style-name="Tabella2.F2" table:number-rows-spanned="2" office:value-type="string">
            <text:p text:style-name="P46"/>
          </table:table-cell>
        </table:table-row>
        <table:table-row table:style-name="Tabella2.5">
          <table:table-cell table:style-name="Tabella2.A4" table:number-columns-spanned="2" office:value-type="string">
            <text:p text:style-name="P21"><text:placeholder text:placeholder-type="text">&lt;o.default_carrier_id.partner_id.zip&gt;</text:placeholder> <text:span text:style-name="T11"><text:placeholder text:placeholder-type="text">&lt;o.default_carrier_id.partner_id.city&gt;</text:placeholder></text:span></text:p>
          </table:table-cell>
          <table:covered-table-cell/>
          <table:table-cell table:style-name="Tabella2.C5" office:value-type="string">
            <text:p text:style-name="P22"><text:placeholder text:placeholder-type="text">&lt;o.default_carrier_id.partner_id.state_id.code&gt;</text:placeholder></text:p>
          </table:table-cell>
          <table:covered-table-cell/>
          <table:covered-table-cell/>
          <table:covered-table-cell/>
        </table:table-row>
        <table:table-row table:style-name="Tabella2.6">
          <table:table-cell table:style-name="Tabella2.A4" office:value-type="string">
            <text:p text:style-name="P60"><text:placeholder text:placeholder-type="text">&lt;"P.IVA: %s" %(o.default_carrier_id.partner_id.vat) if o.default_carrier_id and o.default_carrier_id.partner_id.vat else ''&gt;</text:placeholder></text:p>
          </table:table-cell>
          <table:table-cell table:style-name="Tabella2.C5" table:number-columns-spanned="2" office:value-type="string">
            <text:p text:style-name="P59"><text:placeholder text:placeholder-type="text">&lt;"Tel: %s" %(o.default_carrier_id.partner_id.phone) if o.default_carrier_id and o.default_carrier_id.partner_id.phone else ''&gt;</text:placeholder></text:p>
          </table:table-cell>
          <table:covered-table-cell/>
          <table:table-cell table:style-name="Tabella2.A2" table:number-columns-spanned="2" office:value-type="string">
            <text:p text:style-name="P48">DATA INIZIO TRASP. / DATE OF TAKING OVER</text:p>
          </table:table-cell>
          <table:covered-table-cell/>
          <table:table-cell table:style-name="Tabella2.F2" office:value-type="string">
            <text:p text:style-name="P49">ASPETTO DEI BENI / GOODS DESCRIPTION</text:p>
          </table:table-cell>
        </table:table-row>
        <table:table-row table:style-name="Tabella2.7">
          <table:table-cell table:style-name="Tabella2.A2" table:number-columns-spanned="3" office:value-type="string">
            <text:p text:style-name="P44"><text:placeholder text:placeholder-type="text">&lt;"Nr. Albo Trasp.: "&gt;</text:placeholder></text:p>
          </table:table-cell>
          <table:covered-table-cell/>
          <table:covered-table-cell/>
          <table:table-cell table:style-name="Tabella2.A2" table:number-columns-spanned="2" office:value-type="string">
            <text:p text:style-name="P42"><text:placeholder text:placeholder-type="text">&lt;formatLang(o.delivery_date, date_time=True) if o.delivery_date  else ''&gt;</text:placeholder></text:p>
          </table:table-cell>
          <table:covered-table-cell/>
          <table:table-cell table:style-name="Tabella2.F2" office:value-type="string">
            <text:p text:style-name="P40"><text:placeholder text:placeholder-type="text">&lt;o.goods_description_id.name&gt;</text:placeholder></text:p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403cm"/>
    </style:style>
    <style:style style:name="Tabella5.B" style:family="table-column">
      <style:table-column-properties style:column-width="4.195cm"/>
    </style:style>
    <style:style style:name="Tabella5.C" style:family="table-column">
      <style:table-column-properties style:column-width="5.198cm"/>
    </style:style>
    <style:style style:name="Tabella5.D" style:family="table-column">
      <style:table-column-properties style:column-width="6.20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3.112cm"/>
    </style:style>
    <style:style style:name="Tabella5.A3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bold" officeooo:paragraph-rsid="006dbc4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0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MP1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334cm" style:rel-width="98%" svg:height="3.341cm" style:rel-height="scale-min" draw:z-index="1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7"><text:placeholder text:placeholder-type="text">&lt;company.name&gt;</text:placeholder></text:p>
              <text:p text:style-name="MP8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9"><text:placeholder text:placeholder-type="text">&lt;company.street&gt;</text:placeholder></text:p>
              <text:p text:style-name="MP10"><text:span text:style-name="MT1">Tel. </text:span><text:span text:style-name="MT1"><text:placeholder text:placeholder-type="text">&lt;company.phone&gt;</text:placeholder></text:span></text:p>
              <text:p text:style-name="MP8"><text:span text:style-name="MT3">Fax </text:span><text:span text:style-name="MT3"><text:placeholder text:placeholder-type="text">&lt;company.fax&gt;</text:placeholder></text:span></text:p>
              <text:p text:style-name="MP11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2"/>
              <text:p text:style-name="MP13"><text:span text:style-name="MT4">C.F. - </text:span><text:span text:style-name="MT2">P. IVA </text:span><text:span text:style-name="MT4">e Reg. Imp </text:span><text:span text:style-name="MT2"><text:s/><text:line-break/></text:span><text:span text:style-name="MT2"><text:placeholder text:placeholder-type="text">&lt;company.vat&gt;</text:placeholder></text:span></text:p>
              <text:p text:style-name="MP14"><text:span text:style-name="MT2">R.E.A. n. </text:span><text:span text:style-name="MT2"><text:placeholder text:placeholder-type="text">&lt;company.header_rea&gt;</text:placeholder></text:span></text:p>
              <text:p text:style-name="MP15"><text:span text:style-name="MT2">Cod. Mecc. </text:span><text:span text:style-name="MT4"><text:placeholder text:placeholder-type="text">&lt;company.header_mecc&gt;</text:placeholder></text:span></text:p>
              <text:p text:style-name="MP15"><text:span text:style-name="MT4">C</text:span><text:span text:style-name="MT2">ap. Soc. € </text:span><text:span text:style-name="MT4"><text:placeholder text:placeholder-type="text">&lt;formatLang(company.header_capital or 0.0)&gt;</text:placeholder></text:span></text:p>
              <text:p text:style-name="MP11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>
            <table:table-cell table:style-name="Tabella5.A3" table:number-columns-spanned="4" office:value-type="string">
              <text:p text:style-name="MP16">Pag. <text:page-number text:select-page="current">2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12T15:47:57.613605297</dc:date>
    <meta:editing-duration>P6DT1H28M28S</meta:editing-duration>
    <meta:editing-cycles>794</meta:editing-cycles>
    <meta:generator>LibreOffice/4.3.3.2$Linux_X86_64 LibreOffice_project/430m0$Build-2</meta:generator>
    <dc:creator>thebrush </dc:creator>
    <meta:document-statistic meta:table-count="4" meta:image-count="0" meta:object-count="0" meta:page-count="2" meta:paragraph-count="87" meta:word-count="304" meta:character-count="3096" meta:non-whitespace-character-count="2872"/>
    <meta:user-defined meta:name="Info 1"/>
    <meta:user-defined meta:name="Info 2"/>
    <meta:user-defined meta:name="Info 3"/>
    <meta:user-defined meta:name="Info 4"/>
  </office:meta>
</office:document-meta>
</file>